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5.313cm" svg:height="8.613cm" svg:x="0.01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13:21.337411854</dc:date>
    <meta:editing-duration>PT6M39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4cm" svg:height="8.614cm" xlink:href="." xlink:type="simple" chart:class="chart:scatter" chart:style-name="ch1">
        <chart:plot-area chart:style-name="ch2" chart:data-source-has-labels="both" svg:x="0.306cm" svg:y="0.172cm" svg:width="14.702cm" svg:height="8.27cm">
          <chart:coordinate-region svg:x="0.848cm" svg:y="0.371cm" svg:width="14.066cm" svg:height="7.8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